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7a6c" officeooo:paragraph-rsid="00137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(5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9:00:03.087362871</meta:creation-date>
    <dc:date>2024-11-27T09:00:38.659038797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4.7.2$Linux_X86_64 LibreOffice_project/40$Build-2</meta:generator>
  </office:meta>
</office:document-meta>
</file>